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Atkinson Hyperlegible" svg:font-family="'Atkinson Hyperlegible'" style:font-pitch="variable"/>
    <style:font-face style:name="Atkinson Hyperlegible1" svg:font-family="'Atkinson Hyperlegible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000080" draw:textarea-horizontal-align="center" draw:textarea-vertical-align="middle"/>
      <style:paragraph-properties style:writing-mode="lr-tb"/>
    </style:style>
    <style:style style:name="gr3" style:family="graphic" style:parent-style-name="standard">
      <style:graphic-properties draw:stroke="none" draw:stroke-dash="Dash_20_Dot_20_4" svg:stroke-width="0cm" draw:stroke-linejoin="none" svg:stroke-linecap="butt" draw:fill="solid" draw:fill-color="#008000" draw:textarea-horizontal-align="center" draw:textarea-vertical-align="middle"/>
      <style:paragraph-properties style:writing-mode="lr-tb"/>
    </style:style>
    <style:style style:name="gr4" style:family="graphic" style:parent-style-name="standard">
      <style:graphic-properties draw:stroke="none" draw:stroke-dash="Dash_20_Dot_20_4" svg:stroke-width="0cm" draw:stroke-linejoin="none" svg:stroke-linecap="butt" draw:fill="solid" draw:fill-color="#008080" draw:textarea-horizontal-align="center" draw:textarea-vertical-align="middle"/>
      <style:paragraph-properties style:writing-mode="lr-tb"/>
    </style:style>
    <style:style style:name="gr5" style:family="graphic" style:parent-style-name="standard">
      <style:graphic-properties draw:stroke="none" draw:stroke-dash="Dash_20_Dot_20_4" svg:stroke-width="0cm" draw:stroke-linejoin="none" svg:stroke-linecap="butt" draw:fill="solid" draw:fill-color="#800080" draw:textarea-horizontal-align="center" draw:textarea-vertical-align="middle"/>
      <style:paragraph-properties style:writing-mode="lr-tb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808000" draw:textarea-horizontal-align="center" draw:textarea-vertical-align="middle"/>
      <style:paragraph-properties style:writing-mode="lr-tb"/>
    </style:style>
    <style:style style:name="gr7" style:family="graphic" style:parent-style-name="standard">
      <style:graphic-properties draw:stroke="none" draw:stroke-dash="Dash_20_Dot_20_4" svg:stroke-width="0cm" draw:stroke-linejoin="none" svg:stroke-linecap="butt" draw:fill="solid" draw:fill-color="#0000ff" draw:textarea-horizontal-align="center" draw:textarea-vertical-align="middle"/>
      <style:paragraph-properties style:writing-mode="lr-tb"/>
    </style:style>
    <style:style style:name="gr8" style:family="graphic" style:parent-style-name="standard">
      <style:graphic-properties draw:stroke="none" draw:stroke-dash="Dash_20_Dot_20_4" svg:stroke-width="0cm" draw:stroke-linejoin="none" svg:stroke-linecap="butt" draw:fill="solid" draw:fill-color="#00ff00" draw:textarea-horizontal-align="center" draw:textarea-vertical-align="middle"/>
      <style:paragraph-properties style:writing-mode="lr-tb"/>
    </style:style>
    <style:style style:name="gr9" style:family="graphic" style:parent-style-name="standard">
      <style:graphic-properties draw:stroke="none" draw:stroke-dash="Dash_20_Dot_20_4" svg:stroke-width="0cm" draw:stroke-linejoin="none" svg:stroke-linecap="butt" draw:fill="solid" draw:fill-color="#ff0000" draw:textarea-horizontal-align="center" draw:textarea-vertical-align="middle"/>
      <style:paragraph-properties style:writing-mode="lr-tb"/>
    </style:style>
    <style:style style:name="gr10" style:family="graphic" style:parent-style-name="standard">
      <style:graphic-properties draw:stroke="none" draw:stroke-dash="Dash_20_Dot_20_4" svg:stroke-width="0cm" draw:stroke-linejoin="none" svg:stroke-linecap="butt" draw:fill="solid" draw:fill-color="#ff00ff" draw:textarea-horizontal-align="center" draw:textarea-vertical-align="middle"/>
      <style:paragraph-properties style:writing-mode="lr-tb"/>
    </style:style>
    <style:style style:name="gr11" style:family="graphic" style:parent-style-name="standard">
      <style:graphic-properties draw:stroke="none" draw:stroke-dash="Dash_20_Dot_20_4" svg:stroke-width="0cm" draw:stroke-linejoin="none" svg:stroke-linecap="butt" draw:fill="solid" draw:fill-color="#ffff00" draw:textarea-horizontal-align="center" draw:textarea-vertical-align="middle"/>
      <style:paragraph-properties style:writing-mode="lr-tb"/>
    </style:style>
    <style:style style:name="gr12" style:family="graphic" style:parent-style-name="standard">
      <style:graphic-properties draw:stroke="none" draw:stroke-dash="Dash_20_Dot_20_4" svg:stroke-width="0cm" draw:stroke-linejoin="none" svg:stroke-linecap="butt" draw:fill="solid" draw:fill-color="#800000" draw:textarea-horizontal-align="center" draw:textarea-vertical-align="middle"/>
      <style:paragraph-properties style:writing-mode="lr-tb"/>
    </style:style>
    <style:style style:name="gr13" style:family="graphic" style:parent-style-name="standard">
      <style:graphic-properties draw:stroke="none" draw:stroke-dash="Dash_20_Dot_20_4" svg:stroke-width="0cm" draw:stroke-linejoin="none" svg:stroke-linecap="butt" draw:fill="solid" draw:fill-color="#808080" draw:textarea-horizontal-align="center" draw:textarea-vertical-align="middle"/>
      <style:paragraph-properties style:writing-mode="lr-tb"/>
    </style:style>
    <style:style style:name="gr14" style:family="graphic" style:parent-style-name="standard">
      <style:graphic-properties draw:stroke="none" draw:stroke-dash="Dash_20_Dot_20_4" svg:stroke-width="0cm" draw:stroke-linejoin="none" svg:stroke-linecap="butt" draw:fill="solid" draw:fill-color="#00ffff" draw:textarea-horizontal-align="center" draw:textarea-vertical-align="middle"/>
      <style:paragraph-properties style:writing-mode="lr-tb"/>
    </style:style>
    <style:style style:name="gr15" style:family="graphic" style:parent-style-name="standard">
      <style:graphic-properties draw:stroke="none" draw:fill="solid" draw:fill-color="#c0c0c0" draw:textarea-horizontal-align="justify" draw:textarea-vertical-align="middle" draw:auto-grow-height="false" fo:min-height="1.322cm" fo:min-width="1.072cm"/>
    </style:style>
    <style:style style:name="gr16" style:family="graphic" style:parent-style-name="standard">
      <style:graphic-properties draw:stroke="none" draw:fill="solid" draw:fill-color="#808000" draw:textarea-horizontal-align="justify" draw:textarea-vertical-align="middle" draw:auto-grow-height="false" fo:min-height="0.2cm" fo:min-width="0cm"/>
    </style:style>
    <style:style style:name="gr17" style:family="graphic" style:parent-style-name="objectwithoutfill">
      <style:graphic-properties svg:stroke-width="0.152cm" svg:stroke-color="#808000" draw:marker-start-width="0.432cm" draw:marker-end-width="0.432cm" draw:fill="none" draw:textarea-vertical-align="middle" fo:padding-top="0.201cm" fo:padding-bottom="0.201cm" fo:padding-left="0.326cm" fo:padding-right="0.326cm"/>
    </style:style>
    <style:style style:name="P1" style:family="paragraph">
      <loext:graphic-properties draw:fill="solid" draw:fill-color="#000000"/>
      <style:paragraph-properties fo:text-align="center"/>
      <style:text-properties style:font-name="Atkinson Hyperlegible1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000080"/>
      <style:paragraph-properties fo:text-align="center" style:writing-mode="lr-tb"/>
      <style:text-properties style:font-name="Atkinson Hyperlegible1"/>
    </style:style>
    <style:style style:name="P4" style:family="paragraph">
      <style:paragraph-properties fo:text-align="center"/>
      <style:text-properties fo:color="#ffffff" loext:opacity="100%"/>
    </style:style>
    <style:style style:name="P5" style:family="paragraph">
      <loext:graphic-properties draw:fill="solid" draw:fill-color="#008000"/>
      <style:paragraph-properties fo:text-align="center" style:writing-mode="lr-tb"/>
      <style:text-properties fo:color="#ffffff" loext:opacity="100%" style:font-name="Atkinson Hyperlegible1"/>
    </style:style>
    <style:style style:name="P6" style:family="paragraph">
      <loext:graphic-properties draw:fill="solid" draw:fill-color="#008080"/>
      <style:paragraph-properties fo:text-align="center" style:writing-mode="lr-tb"/>
      <style:text-properties style:font-name="Atkinson Hyperlegible1"/>
    </style:style>
    <style:style style:name="P7" style:family="paragraph">
      <loext:graphic-properties draw:fill="solid" draw:fill-color="#800080"/>
      <style:paragraph-properties fo:text-align="center" style:writing-mode="lr-tb"/>
      <style:text-properties style:font-name="Atkinson Hyperlegible1"/>
    </style:style>
    <style:style style:name="P8" style:family="paragraph">
      <loext:graphic-properties draw:fill="solid" draw:fill-color="#808000"/>
      <style:paragraph-properties fo:text-align="center" style:writing-mode="lr-tb"/>
      <style:text-properties fo:color="#ffffff" loext:opacity="100%" style:font-name="Atkinson Hyperlegible1"/>
    </style:style>
    <style:style style:name="P9" style:family="paragraph">
      <loext:graphic-properties draw:fill="solid" draw:fill-color="#0000ff"/>
      <style:paragraph-properties fo:text-align="center" style:writing-mode="lr-tb"/>
      <style:text-properties style:font-name="Atkinson Hyperlegible1"/>
    </style:style>
    <style:style style:name="P10" style:family="paragraph">
      <loext:graphic-properties draw:fill="solid" draw:fill-color="#00ff00"/>
      <style:paragraph-properties fo:text-align="center" style:writing-mode="lr-tb"/>
      <style:text-properties fo:color="#ffffff" loext:opacity="100%" style:font-name="Atkinson Hyperlegible1"/>
    </style:style>
    <style:style style:name="P11" style:family="paragraph">
      <loext:graphic-properties draw:fill="solid" draw:fill-color="#ff0000"/>
      <style:paragraph-properties fo:text-align="center" style:writing-mode="lr-tb"/>
      <style:text-properties style:font-name="Atkinson Hyperlegible1"/>
    </style:style>
    <style:style style:name="P12" style:family="paragraph">
      <loext:graphic-properties draw:fill="solid" draw:fill-color="#ff00ff"/>
      <style:paragraph-properties fo:text-align="center" style:writing-mode="lr-tb"/>
      <style:text-properties style:font-name="Atkinson Hyperlegible1"/>
    </style:style>
    <style:style style:name="P13" style:family="paragraph">
      <loext:graphic-properties draw:fill="solid" draw:fill-color="#ffff00"/>
      <style:paragraph-properties fo:text-align="center" style:writing-mode="lr-tb"/>
      <style:text-properties style:font-name="Atkinson Hyperlegible1"/>
    </style:style>
    <style:style style:name="P14" style:family="paragraph">
      <loext:graphic-properties draw:fill="solid" draw:fill-color="#800000"/>
      <style:paragraph-properties fo:text-align="center" style:writing-mode="lr-tb"/>
      <style:text-properties style:font-name="Atkinson Hyperlegible1"/>
    </style:style>
    <style:style style:name="P15" style:family="paragraph">
      <loext:graphic-properties draw:fill="solid" draw:fill-color="#808080"/>
      <style:paragraph-properties fo:text-align="center" style:writing-mode="lr-tb"/>
      <style:text-properties fo:color="#ffffff" loext:opacity="100%" style:font-name="Atkinson Hyperlegible1"/>
    </style:style>
    <style:style style:name="P16" style:family="paragraph">
      <loext:graphic-properties draw:fill="solid" draw:fill-color="#00ffff"/>
      <style:paragraph-properties fo:text-align="center" style:writing-mode="lr-tb"/>
      <style:text-properties style:font-name="Atkinson Hyperlegible1"/>
    </style:style>
    <style:style style:name="P17" style:family="paragraph">
      <loext:graphic-properties draw:fill="solid" draw:fill-color="#c0c0c0"/>
      <style:paragraph-properties fo:text-align="center"/>
    </style:style>
    <style:style style:name="P18" style:family="paragraph">
      <loext:graphic-properties draw:fill="solid" draw:fill-color="#808000"/>
      <style:paragraph-properties fo:text-align="center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style:font-name="Atkinson Hyperlegible1"/>
    </style:style>
    <style:style style:name="T2" style:family="text">
      <style:text-properties fo:color="#ffffff" loext:opacity="100%" style:font-name="Atkinson Hyperlegible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4.55cm" svg:height="10.899cm" svg:x="3.215cm" svg:y="9.396cm" svg:viewBox="0 0 14551 10900" svg:d="M0 0c4850 0 9701 0 14551 0 0 3633 0 7267 0 10900-4850 0-9701 0-14551 0 0-3633 0-7267 0-10900z">
          <text:p/>
        </draw:path>
        <draw:path draw:style-name="gr2" draw:text-style-name="P3" draw:layer="layout" svg:width="4.522cm" svg:height="3.922cm" svg:x="5.968cm" svg:y="10.173cm" svg:viewBox="0 0 4523 3923" svg:d="M4523 0c-489 0-974 76-1438 227-465 151-902 374-1297 661s-743 635-1030 1030-510 832-661 1297c-36 113-69 227-97 343 503 121 1005 243 1508 365 18-77 40-154 64-229 101-310 250-601 441-865 191-263 423-495 686-686 264-191 555-340 865-441 310-100 633-151 959-152 0-517 0-1033 0-1550z">
          <text:p text:style-name="P2"><text:span text:style-name="T1">%a <text:s text:c="5"/></text:span></text:p>
        </draw:path>
        <draw:path draw:style-name="gr3" draw:text-style-name="P5" draw:layer="layout" svg:width="1.619cm" svg:height="0.816cm" svg:x="5.856cm" svg:y="13.731cm" svg:viewBox="0 0 1620 817" svg:d="M112 0c-54 223-91 450-112 678 515 46 1030 93 1545 139 14-152 39-304 75-452-503-122-1005-243-1508-365z">
          <text:p text:style-name="P4"><text:span text:style-name="T2">%b</text:span></text:p>
        </draw:path>
        <draw:path draw:style-name="gr4" draw:text-style-name="P6" draw:layer="layout" svg:width="6.785cm" svg:height="5.069cm" svg:x="5.838cm" svg:y="14.408cm" svg:viewBox="0 0 6786 5070" svg:d="M18 0c-12 139-19 277-18 416 0 489 76 974 227 1438 151 465 374 902 661 1297s635 743 1030 1030 832 510 1297 661c464 151 949 228 1437 228 489 0 974-77 1438-228 240-78 472-175 696-290-237-460-474-920-711-1379-149 77-304 142-464 194-310 100-633 152-959 152-325 0-648-52-958-152-310-101-601-250-865-441-263-191-495-423-686-686-191-264-340-555-441-865-100-310-151-633-151-958 0-93 4-186 12-278-515-46-1030-93-1545-139z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2">%c <text:s text:c="12"/></text:span></text:p>
        </draw:path>
        <draw:path draw:style-name="gr5" draw:text-style-name="P7" draw:layer="layout" svg:width="2.753cm" svg:height="4.158cm" svg:x="12.389cm" svg:y="14.344cm" svg:viewBox="0 0 2754 4159" svg:d="M949 4159c349-269 657-587 916-944 287-395 510-832 661-1297 151-464 228-949 228-1437 0-161-9-322-25-481-514 53-1029 107-1543 160 11 106 17 213 17 321 0 325-52 648-152 958-101 310-250 601-441 865-173 237-378 449-610 629 316 408 633 817 949 1226z">
          <text:p text:style-name="P2"><text:span text:style-name="T1"><text:s text:c="3"/></text:span><text:span text:style-name="T1">%e</text:span></text:p>
        </draw:path>
        <draw:path draw:style-name="gr6" draw:text-style-name="P8" draw:layer="layout" svg:width="2.507cm" svg:height="3.074cm" svg:x="12.61cm" svg:y="11.43cm" svg:viewBox="0 0 2508 3075" svg:d="M2508 2915c-34-326-102-646-203-957-151-465-374-902-661-1297-173-239-369-460-583-661-354 377-707 755-1061 1132 143 134 274 281 389 440 191 264 340 555 441 865 67 207 112 421 135 638 514-54 1029-107 1543-160z">
          <text:p text:style-name="P4"><text:span text:style-name="T2">%g</text:span></text:p>
        </draw:path>
        <draw:path draw:style-name="gr7" draw:text-style-name="P9" draw:layer="layout" svg:width="2.348cm" svg:height="2.067cm" svg:x="10.749cm" svg:y="10.189cm" svg:viewBox="0 0 2349 2068" svg:d="M2349 784c-361-245-755-438-1171-573-340-110-692-181-1048-211-43 515-87 1030-130 1545 238 20 472 68 699 141 277 90 540 219 781 382 290-428 579-856 869-1284z">
          <text:p text:style-name="P2"><text:span text:style-name="T1">%j <text:s/></text:span></text:p>
        </draw:path>
        <draw:path draw:style-name="gr8" draw:text-style-name="P10" draw:layer="layout" svg:width="0.388cm" svg:height="1.56cm" svg:x="10.491cm" svg:y="10.173cm" svg:viewBox="0 0 389 1561" svg:d="M389 16c-130-11-259-16-389-16 0 517 0 1034 0 1551 86-1 173 3 259 10 43-515 87-1030 130-1545z">
          <text:p text:style-name="P4"><text:span text:style-name="T2">%k</text:span></text:p>
        </draw:path>
        <draw:path draw:style-name="gr9" draw:text-style-name="P11" draw:layer="layout" svg:width="5.218cm" svg:height="5.309cm" svg:x="7.647cm" svg:y="12.353cm" svg:viewBox="0 0 5219 5310" svg:d="M1442 0c-94 54-185 112-273 176-240 174-453 387-627 627-175 242-311 508-404 792-91 283-138 579-138 877s47 593 138 877c93 283 229 550 404 791 174 241 387 453 627 628 242 175 508 311 792 403 283 92 579 139 876 139 299 0 594-47 878-139 283-92 550-228 791-403s453-387 628-628c29-40 58-81 85-123-397-258-794-515-1190-773-14 21-29 42-43 62-87 121-193 227-314 314s-254 155-395 202c-142 46-291 69-439 69-149 0-297-23-439-69-142-47-274-115-395-202s-227-193-314-314c-88-121-156-254-202-396-46-141-69-290-69-438 0-149 23-297 69-439s114-274 202-395c87-121 193-227 314-314 44-32 89-61 136-88-233-412-465-824-698-1236z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<text:s text:c="4"/></text:span><text:span text:style-name="T1">hoon <text:s text:c="20"/></text:span></text:p>
        </draw:path>
        <draw:path draw:style-name="gr10" draw:text-style-name="P12" draw:layer="layout" svg:width="1.647cm" svg:height="1.569cm" svg:x="11.675cm" svg:y="14.8cm" svg:viewBox="0 0 1648 1570" svg:d="M1190 1570c135-208 242-432 319-668 91-283 139-579 139-876 0-10-1-18-1-26-473 4-946 9-1419 13 0 3 1 8 1 13 0 148-24 296-70 438-38 118-92 230-159 334 397 257 794 515 1190 772z">
          <text:p text:style-name="P2"><text:span text:style-name="T1">lull</text:span></text:p>
        </draw:path>
        <draw:path draw:style-name="gr11" draw:text-style-name="P13" draw:layer="layout" svg:width="2.836cm" svg:height="2.824cm" svg:x="10.485cm" svg:y="11.987cm" svg:viewBox="0 0 2837 2825" svg:d="M2837 2813c-1-290-49-577-138-852-92-284-229-550-403-792-175-240-387-453-628-627-242-175-508-311-791-404-284-91-580-138-877-138 0 473 0 946 0 1419 148 0 296 23 438 69s275 114 396 202c120 87 226 193 313 314 88 121 156 253 203 395 44 138 67 282 68 426 473-4 946-8 1419-12z">
          <text:p text:style-name="P2"><text:span text:style-name="T1">zuse</text:span></text:p>
        </draw:path>
        <draw:path draw:style-name="gr12" draw:text-style-name="P14" draw:layer="layout" svg:width="1.425cm" svg:height="1.682cm" svg:x="11.912cm" svg:y="17.277cm" svg:viewBox="0 0 1426 1683" svg:d="M711 1683c252-130 491-283 715-457-316-409-633-817-949-1226-150 116-309 218-477 304 237 460 474 919 711 1379z">
          <text:p text:style-name="P2"><text:span text:style-name="T1">%d</text:span></text:p>
        </draw:path>
        <draw:path draw:style-name="gr13" draw:text-style-name="P15" draw:layer="layout" svg:width="1.441cm" svg:height="1.588cm" svg:x="12.229cm" svg:y="10.973cm" svg:viewBox="0 0 1442 1589" svg:d="M1442 457c-179-167-370-320-573-457-290 428-579 856-869 1284 135 91 262 193 381 305 354-377 707-755 1061-1132z">
          <text:p text:style-name="P4"><text:span text:style-name="T2">%i</text:span></text:p>
        </draw:path>
        <draw:path draw:style-name="gr14" draw:text-style-name="P16" draw:layer="layout" svg:width="1.395cm" svg:height="1.602cm" svg:x="9.089cm" svg:y="11.986cm" svg:viewBox="0 0 1396 1603" svg:d="M1396 0c-298 1-594 48-877 139-180 59-354 135-519 228 233 412 465 824 698 1236 82-47 169-85 259-114 142-46 290-69 439-69 0-473 0-947 0-1420z">
          <text:p text:style-name="P2"><text:span text:style-name="T1"><text:s text:c="2"/></text:span><text:span text:style-name="T1">arvo</text:span></text:p>
        </draw:path>
        <draw:custom-shape draw:style-name="gr15" draw:text-style-name="P17" draw:layer="layout" svg:width="2.222cm" svg:height="2.222cm" svg:x="9.38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8" draw:layer="layout" svg:width="0.636cm" svg:height="0.636cm" svg:x="10.175cm" svg:y="14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9" draw:layer="layout" svg:x1="10.511cm" svg:y1="14.801cm" svg:x2="11.603cm" svg:y2="14.81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Atkinson Hyperlegible" svg:font-family="'Atkinson Hyperlegible'" style:font-pitch="variable"/>
    <style:font-face style:name="Atkinson Hyperlegible1" svg:font-family="'Atkinson Hyperlegible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07T09:58:41.301778659</meta:creation-date>
    <dc:date>2022-07-07T14:29:33.018691911</dc:date>
    <meta:editing-duration>PT3H59M18S</meta:editing-duration>
    <meta:editing-cycles>6</meta:editing-cycles>
    <meta:generator>LibreOffice/7.2.7.2$Linux_X86_64 LibreOffice_project/20$Build-2</meta:generator>
    <meta:document-statistic meta:object-count="17"/>
  </office:meta>
</office:document-meta>
</file>